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velping with spring boot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date" office:date-value="2023-12-29" calcext:value-type="date" table:number-columns-spanned="1" table:number-rows-spanned="3">
            <text:p>29/12/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ject components</text:p>
          </table:table-cell>
          <table:table-cell table:style-name="ce6" office:value-type="float" office:value="2" calcext:value-type="float">
            <text:p>2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Web Services and spring boot starter project</text:p>
          </table:table-cell>
          <table:table-cell table:style-name="ce6" office:value-type="float" office:value="3" calcext:value-type="float">
            <text:p>3</text:p>
          </table:table-cell>
          <table:covered-table-cell/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8:02:44.9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29T18:06:41.548000000</dc:date>
    <meta:editing-duration>P2DT3H53M47S</meta:editing-duration>
    <meta:editing-cycles>63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